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5a00" officeooo:paragraph-rsid="002d5a0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a6d6" officeooo:paragraph-rsid="002a788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22f2" officeooo:paragraph-rsid="003222f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28a7c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a7c0" officeooo:paragraph-rsid="0028a7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5e91" officeooo:paragraph-rsid="00355e9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959a" officeooo:paragraph-rsid="0060317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8fbd5" officeooo:paragraph-rsid="002a1e7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04626" officeooo:paragraph-rsid="0030462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03174" officeooo:paragraph-rsid="006031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83d81c" officeooo:paragraph-rsid="0083d81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e9e9e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33625f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paragraph-rsid="0028a7c0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112b8" officeooo:paragraph-rsid="002a1e7c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480979" officeooo:paragraph-rsid="00480979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48f020" officeooo:paragraph-rsid="0048f020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281349" officeooo:paragraph-rsid="005d8be7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91bf2" officeooo:paragraph-rsid="00391bf2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4956ef" officeooo:paragraph-rsid="004956ef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8959db" officeooo:paragraph-rsid="008959d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rsid="002ce4e0" officeooo:paragraph-rsid="002ce4e0" style:font-size-asian="12pt" style:font-weight-asian="bold" style:font-size-complex="12pt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Liberation Serif" fo:font-size="12pt" fo:font-style="normal" fo:font-weight="normal" officeooo:rsid="007348f3" officeooo:paragraph-rsid="007348f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Liberation Serif" fo:font-size="12pt" fo:font-style="normal" fo:font-weight="normal" officeooo:rsid="0074cd76" officeooo:paragraph-rsid="0074cd7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2a1e7c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d5a00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2e9e9e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3222f2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355e91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b176c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355e91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4c062c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74cd76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7c6622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83e3c0"/>
    </style:style>
    <style:style style:name="P37" style:family="paragraph" style:parent-style-name="Standard" style:list-style-name="L5">
      <style:paragraph-properties fo:text-align="start" style:justify-single-word="false"/>
      <style:text-properties officeooo:paragraph-rsid="0084b456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7cb21e"/>
    </style:style>
    <style:style style:name="P39" style:family="paragraph" style:parent-style-name="Standard" style:list-style-name="L5">
      <style:paragraph-properties fo:text-align="start" style:justify-single-word="false"/>
      <style:text-properties officeooo:paragraph-rsid="007ea49d"/>
    </style:style>
    <style:style style:name="P40" style:family="paragraph" style:parent-style-name="Standard" style:list-style-name="L5">
      <style:paragraph-properties fo:text-align="start" style:justify-single-word="false"/>
      <style:text-properties officeooo:paragraph-rsid="0086fc3b"/>
    </style:style>
    <style:style style:name="P41" style:family="paragraph" style:parent-style-name="Standard" style:list-style-name="L6">
      <style:paragraph-properties fo:text-align="start" style:justify-single-word="false"/>
      <style:text-properties officeooo:paragraph-rsid="00603174"/>
    </style:style>
    <style:style style:name="P42" style:family="paragraph" style:parent-style-name="Standard" style:list-style-name="L7">
      <style:paragraph-properties fo:text-align="start" style:justify-single-word="false"/>
      <style:text-properties officeooo:paragraph-rsid="008959db"/>
    </style:style>
    <style:style style:name="P43" style:family="paragraph" style:parent-style-name="Standard" style:list-style-name="L2">
      <style:text-properties fo:font-weight="bold" officeooo:rsid="0008fbd5" officeooo:paragraph-rsid="005d8be7" style:font-weight-asian="bold" style:font-weight-complex="bold"/>
    </style:style>
    <style:style style:name="P44" style:family="paragraph" style:parent-style-name="Standard" style:list-style-name="L2">
      <style:text-properties officeooo:rsid="0008fbd5" officeooo:paragraph-rsid="005d8be7"/>
    </style:style>
    <style:style style:name="P45" style:family="paragraph" style:parent-style-name="Standard" style:list-style-name="L2">
      <style:paragraph-properties fo:text-align="start" style:justify-single-word="false"/>
      <style:text-properties fo:font-weight="normal" officeooo:paragraph-rsid="003617b5" style:font-weight-asian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tyle="normal" officeooo:paragraph-rsid="0055a68a" style:font-style-asian="normal" style:font-style-complex="normal"/>
    </style:style>
    <style:style style:name="T1" style:family="text">
      <style:text-properties style:font-name="Liberation Serif" fo:font-size="12pt" fo:font-weight="normal" officeooo:rsid="002112b8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22d4b0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23a6d6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2a1e7c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2a7889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2d5a00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3222f2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355e91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aae1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3bff5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7eede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48f020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97578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4b176c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b2f10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4b817b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4c062c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4c305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5a6202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603174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5caaea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5e9982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5959a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d7c13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6e1cac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717330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718eeb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780ff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803ef8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8261ab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8959db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8f0210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officeooo:rsid="003617b5" style:font-size-asian="12pt" style:font-size-complex="12pt"/>
    </style:style>
    <style:style style:name="T34" style:family="text">
      <style:text-properties style:font-name="Liberation Serif" fo:font-size="12pt" officeooo:rsid="0037bd56" style:font-size-asian="12pt" style:font-size-complex="12pt"/>
    </style:style>
    <style:style style:name="T35" style:family="text">
      <style:text-properties style:font-name="Liberation Serif" fo:font-size="12pt" officeooo:rsid="0033625f" style:font-size-asian="12pt" style:font-size-complex="12pt"/>
    </style:style>
    <style:style style:name="T36" style:family="text">
      <style:text-properties style:font-name="Liberation Serif" fo:font-size="12pt" officeooo:rsid="008f0210" style:font-size-asian="12pt" style:font-size-complex="12pt"/>
    </style:style>
    <style:style style:name="T37" style:family="text">
      <style:text-properties style:font-name="Liberation Serif" fo:font-size="12pt" fo:font-weight="bold" officeooo:rsid="0023a6d6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fo:font-weight="bold" officeooo:rsid="002a1e7c" style:font-size-asian="12pt" style:font-weight-asian="bold" style:font-size-complex="12pt" style:font-weight-complex="bold"/>
    </style:style>
    <style:style style:name="T39" style:family="text">
      <style:text-properties style:font-name="Liberation Serif" fo:font-size="12pt" fo:font-weight="bold" officeooo:rsid="003617b5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355e91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4572c1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497578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style="normal" fo:font-weight="normal" officeooo:rsid="0074cd76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iberation Serif" fo:font-size="12pt" fo:font-style="normal" fo:font-weight="normal" officeooo:rsid="00771e6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erif" fo:font-size="12pt" fo:font-style="normal" fo:font-weight="normal" officeooo:rsid="007c662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iberation Serif" fo:font-size="12pt" fo:font-style="normal" fo:font-weight="normal" officeooo:rsid="007cb21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iberation Serif" fo:font-size="12pt" fo:font-style="normal" fo:font-weight="normal" officeooo:rsid="007cd948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iberation Serif" fo:font-size="12pt" fo:font-style="normal" fo:font-weight="normal" officeooo:rsid="007ea49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iberation Serif" fo:font-size="12pt" fo:font-style="normal" fo:font-weight="normal" officeooo:rsid="007f2126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erif" fo:font-size="12pt" fo:font-style="normal" fo:font-weight="normal" officeooo:rsid="0083e3c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erif" fo:font-size="12pt" fo:font-style="normal" fo:font-weight="normal" officeooo:rsid="0083f3d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erif" fo:font-size="12pt" fo:font-style="normal" fo:font-weight="normal" officeooo:rsid="0084b45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font-style="normal" fo:font-weight="normal" officeooo:rsid="00868b1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fo:font-weight="normal" officeooo:rsid="0086fc3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font-style="normal" fo:font-weight="normal" officeooo:rsid="0088697c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font-style="normal" fo:font-weight="normal" officeooo:rsid="0090e9d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font-style="normal" fo:font-weight="normal" officeooo:rsid="00914575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font-style="normal" fo:font-weight="bold" officeooo:rsid="007c6622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officeooo:rsid="002112b8"/>
    </style:style>
    <style:style style:name="T60" style:family="text">
      <style:text-properties officeooo:rsid="0028a7c0"/>
    </style:style>
    <style:style style:name="T61" style:family="text">
      <style:text-properties officeooo:rsid="004419c7"/>
    </style:style>
    <style:style style:name="T62" style:family="text">
      <style:text-properties officeooo:rsid="00480979"/>
    </style:style>
    <style:style style:name="T63" style:family="text">
      <style:text-properties officeooo:rsid="0058b016"/>
    </style:style>
    <style:style style:name="T64" style:family="text">
      <style:text-properties officeooo:rsid="005d8be7"/>
    </style:style>
    <style:style style:name="T65" style:family="text">
      <style:text-properties officeooo:rsid="006a96c2"/>
    </style:style>
    <style:style style:name="T66" style:family="text">
      <style:text-properties officeooo:rsid="008261ab"/>
    </style:style>
    <style:style style:name="T67" style:family="text">
      <style:text-properties style:text-position="super 58%" style:font-name="Liberation Serif" fo:font-size="12pt" fo:font-weight="normal" officeooo:rsid="008959db" style:font-size-asian="12pt" style:font-weight-asian="normal" style:font-size-complex="12pt" style:font-weight-complex="normal"/>
    </style:style>
    <style:style style:name="T68" style:family="text">
      <style:text-properties officeooo:rsid="008b5f6d"/>
    </style:style>
    <style:style style:name="T69" style:family="text">
      <style:text-properties officeooo:rsid="008f021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rees</text:p>
      <text:p text:style-name="P5"/>
      <text:p text:style-name="P4"><text:span text:style-name="T60">Trees are a mathematical abstraction that play a central role in the desig</text:span><text:span text:style-name="T61">n</text:span><text:span text:style-name="T60"> an</text:span><text:span text:style-name="T61">d</text:span><text:span text:style-name="T60"> analysis of algorithms because</text:span></text:p>
      <text:list xml:id="list4775394114803888086" text:style-name="L1">
        <text:list-item>
          <text:p text:style-name="P15"><text:span text:style-name="T60">We use trees to describe dynamic properties of algorithms</text:span><text:span text:style-name="T61">(like </text:span><text:span text:style-name="T63">the </text:span><text:span text:style-name="T61">run time)</text:span></text:p>
        </text:list-item>
        <text:list-item>
          <text:p text:style-name="P15"><text:span text:style-name="T60">We build and use explicitly data structures that are conc</text:span><text:span text:style-name="T61">r</text:span><text:span text:style-name="T60">ete realizations of trees.</text:span></text:p>
        </text:list-item>
      </text:list>
      <text:p text:style-name="P5"/>
      <text:p text:style-name="P8"><text:span text:style-name="T59">Tree</text:span><text:span text:style-name="T62">(or free tree)</text:span></text:p>
      <text:list xml:id="list6310675592364730306" text:style-name="L2">
        <text:list-item>
          <text:p text:style-name="P26"><text:span text:style-name="T1">A graph with exactly one path between every pair of vertices </text:span><text:span text:style-name="T4">or</text:span></text:p>
        </text:list-item>
        <text:list-item>
          <text:p text:style-name="P26"><text:span text:style-name="T1">A connected graph with no circuits </text:span><text:span text:style-name="T4">or</text:span></text:p>
        </text:list-item>
        <text:list-item>
          <text:p text:style-name="P16">A minimally connected graph.</text:p>
        </text:list-item>
        <text:list-item>
          <text:p text:style-name="P17">A graph with exactly<draw:frame draw:style-name="fr1" draw:name="Object2" text:anchor-type="as-char" svg:width="0.4937in" svg:height="0.1854in" draw:z-index="1"><draw:object xlink:href="./Object 2" xlink:type="simple" xlink:show="embed" xlink:actuate="onLoad"/><draw:image xlink:href="./ObjectReplacements/Object 2" xlink:type="simple" xlink:show="embed" xlink:actuate="onLoad"/></draw:frame>edges and no cycles.</text:p>
        </text:list-item>
        <text:list-item>
          <text:p text:style-name="P18">A spanning tree is a good example of a tree or a free tree.</text:p>
        </text:list-item>
        <text:list-item>
          <text:p text:style-name="P43">Two trees with the sum of degrees of all their vertices equal to each other have the same number of vertices.</text:p>
          <text:list>
            <text:list-item>
              <text:p text:style-name="P44">As the sum of degre<text:span text:style-name="T64">e</text:span>s <text:span text:style-name="T65">of the vertices of the two trees are</text:span> equal to each other, they must have <text:span text:style-name="T65">an </text:span>equal number of edges.(Each edge contributes exactly 2 to the sum of degrees).</text:p>
            </text:list-item>
            <text:list-item>
              <text:p text:style-name="P19">A<text:span text:style-name="T64">s</text:span> they have the same number of edges, they must have the same number of vertices, <draw:frame draw:style-name="fr1" draw:name="Object1" text:anchor-type="as-char" svg:width="0.4646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1"/>
      <text:p text:style-name="P13"><text:span text:style-name="T37">Rooted tree</text:span><text:span text:style-name="T38">s</text:span><text:span text:style-name="T41">(</text:span><text:span text:style-name="T39">or unordered trees</text:span><text:span text:style-name="T41">)</text:span></text:p>
      <text:list xml:id="list537377718858138543" text:style-name="L3">
        <text:list-item>
          <text:p text:style-name="P28"><text:span text:style-name="T4">T</text:span><text:span text:style-name="T3">ree</text:span><text:span text:style-name="T4">s</text:span><text:span text:style-name="T3"> with a </text:span><text:span text:style-name="T11">particular node designated as the </text:span><text:span text:style-name="T3">root. </text:span><text:span text:style-name="T5">In computer science by tree we usually mean rooted trees.</text:span></text:p>
        </text:list-item>
      </text:list>
      <text:list xml:id="list843448358" text:continue-list="list6310675592364730306" text:style-name="L2">
        <text:list-item>
          <text:p text:style-name="P45"><text:span text:style-name="T33">Formally a rooted tree(or unordered tree) is a node(called the root) connected to a multiset of rooted trees(Such a multiset is c</text:span><text:span text:style-name="T34">a</text:span><text:span text:style-name="T33">lled an unordered forest)</text:span></text:p>
          <text:list>
            <text:list-header>
              <text:p text:style-name="P20">A multiset is a set in which elements can appear more than once.</text:p>
            </text:list-header>
          </text:list>
        </text:list-item>
        <text:list-item>
          <text:p text:style-name="P23">Terminologies</text:p>
          <text:list>
            <text:list-item>
              <text:p text:style-name="P27"><text:span text:style-name="T6">Leaves or terminal nodes </text:span><text:span text:style-name="T12">or external nodes</text:span></text:p>
              <text:list>
                <text:list-item>
                  <text:p text:style-name="P18">Nodes with no children</text:p>
                </text:list-item>
                <text:list-item>
                  <text:p text:style-name="P18">In a concrete representation, external nodes are represented by null pointers.</text:p>
                </text:list-item>
              </text:list>
            </text:list-item>
            <text:list-item>
              <text:p text:style-name="P27"><text:span text:style-name="T6">Nonterminal nodes </text:span><text:span text:style-name="T12">or internal nodes</text:span></text:p>
            </text:list-item>
          </text:list>
        </text:list-item>
        <text:list-item>
          <text:p text:style-name="P21">A DFS tree is a good example of a rooted <text:span text:style-name="T68">or an unordered </text:span>tree.</text:p>
        </text:list-item>
      </text:list>
      <text:p text:style-name="P2"/>
      <text:p text:style-name="P9">Ordered tree</text:p>
      <text:list xml:id="list7909051450622487246" text:style-name="L4">
        <text:list-item>
          <text:p text:style-name="P29"><text:span text:style-name="T7">A rooted tree in which the order of the children</text:span><text:span text:style-name="T10">(such a left child, right child)</text:span><text:span text:style-name="T7"> at each node is specified.</text:span></text:p>
        </text:list-item>
        <text:list-item>
          <text:p text:style-name="P30"><text:span text:style-name="T8">Formally, </text:span><text:span text:style-name="T9">a</text:span><text:span text:style-name="T8">n ordered tree is a node(called the root) connected to a </text:span><text:span text:style-name="T40">sequence</text:span><text:span text:style-name="T8"> of disjoint trees. This sequence is called a </text:span><text:span text:style-name="T40">forest</text:span><text:span text:style-name="T8">.</text:span></text:p>
        </text:list-item>
        <text:list-item>
          <text:p text:style-name="P31"><text:span text:style-name="T7"><text:s/></text:span><text:span text:style-name="T13">A rooted tree can have </text:span><text:span text:style-name="T42">any</text:span><text:span text:style-name="T13"> number of children. </text:span><text:span text:style-name="T14">Because of this a </text:span><text:span text:style-name="T15">linked list implementation <text:s/>is more natural than an arrayed implementation. </text:span><text:span text:style-name="T16">Each node in this implementation </text:span><text:span text:style-name="T24">is a part of a linked list containing its siblings. Each node also has a link to a linked list of its children.</text:span><text:span text:style-name="T16">(Figure ???). </text:span></text:p>
        </text:list-item>
      </text:list>
      <text:p text:style-name="P3"/>
      <text:p text:style-name="P14"><text:span text:style-name="T36">k</text:span><text:span text:style-name="T35">-ary tree</text:span></text:p>
      <text:list xml:id="list5299373564911926745" text:style-name="L5">
        <text:list-item>
          <text:p text:style-name="P32"><text:span text:style-name="T8">An </text:span><text:span text:style-name="T40">ordered</text:span><text:span text:style-name="T8"> tree in which each nodes </text:span><text:span text:style-name="T40">must</text:span><text:span text:style-name="T8"> have a specific number of children </text:span><text:span text:style-name="T32">nodes(external or internal)</text:span><text:span text:style-name="T8"> appearing in a </text:span><text:span text:style-name="T40">specified</text:span><text:span text:style-name="T8"> order.</text:span></text:p>
        </text:list-item>
        <text:list-item>
          <text:p text:style-name="P32"><text:span text:style-name="T8">Formally, a </text:span><text:span text:style-name="T32">k</text:span><text:span text:style-name="T8">-ary tree is either an external node or an internal node connected to an ordered sequence of </text:span><text:span text:style-name="T32">k</text:span><text:span text:style-name="T8"> trees that are also </text:span><text:span text:style-name="T32">k</text:span><text:span text:style-name="T8">-ary trees.</text:span></text:p>
        </text:list-item>
        <text:list-item>
          <text:p text:style-name="P33"><text:span text:style-name="T17">Each node can be implemented as a structure with </text:span><text:span text:style-name="T32">k</text:span><text:span text:style-name="T17"> </text:span><text:span text:style-name="T30">separate </text:span><text:span text:style-name="T17">links </text:span><text:span text:style-name="T18">or </text:span><text:span text:style-name="T26">with an </text:span><text:span text:style-name="T18">array of </text:span><text:span text:style-name="T32">k</text:span><text:span text:style-name="T18"> links. The use of arrays to hold the lin</text:span><text:span text:style-name="T19">k</text:span><text:span text:style-name="T18">s is appropriate because the value of </text:span><text:span text:style-name="T32">k</text:span><text:span text:style-name="T18"> is fixed.</text:span></text:p>
        </text:list-item>
        <text:list-item>
          <text:p text:style-name="P46"><text:soft-page-break/><text:span text:style-name="T18">A</text:span><text:span text:style-name="T30"> </text:span><text:span text:style-name="T32">k</text:span><text:span text:style-name="T18">-ary tree with </text:span><text:span text:style-name="T32">N</text:span><text:span text:style-name="T18"> internal nodes contains </text:span><text:span text:style-name="T32">N</text:span><text:span text:style-name="T18">(</text:span><text:span text:style-name="T32">k</text:span><text:span text:style-name="T18">-1)+1 external nodes.</text:span></text:p>
          <text:list>
            <text:list-item>
              <text:p text:style-name="P24">Let there be <text:span text:style-name="T69">x</text:span> number of external nodes.</text:p>
            </text:list-item>
            <text:list-item>
              <text:p text:style-name="P25">Since every node except the root must have a parent there are<draw:frame draw:style-name="fr1" draw:name="Object7" text:anchor-type="as-char" svg:width="0.6772in" svg:height="0.3937in" draw:z-index="6"><draw:object xlink:href="./Object 7" xlink:type="simple" xlink:show="embed" xlink:actuate="onLoad"/><draw:image xlink:href="./ObjectReplacements/Object 7" xlink:type="simple" xlink:show="embed" xlink:actuate="onLoad"/></draw:frame>parents as each parent has <text:span text:style-name="T69">k</text:span> children.</text:p>
            </text:list-item>
            <text:list-item>
              <text:p text:style-name="P34"><text:span text:style-name="T43">Now the number of parents is the same as the number of internal nodes. Thus</text:span><text:span text:style-name="T44"><draw:frame draw:style-name="fr1" draw:name="Object3" text:anchor-type="as-char" svg:width="1.2346in" svg:height="0.6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4">.</text:span></text:p>
            </text:list-item>
          </text:list>
        </text:list-item>
        <text:list-item>
          <text:p text:style-name="P35"><text:span text:style-name="T45">A</text:span><text:span text:style-name="T50">n</text:span><text:span text:style-name="T45"> </text:span><text:span text:style-name="T56">k</text:span><text:span text:style-name="T45">-ary tree </text:span><text:span text:style-name="T46">of height h </text:span><text:span text:style-name="T45">contains a </text:span><text:span text:style-name="T58">maximum</text:span><text:span text:style-name="T45"> of</text:span><text:span text:style-name="T45"><draw:frame draw:style-name="fr1" draw:name="Object4" text:anchor-type="as-char" svg:width="0.5898in" svg:height="0.417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5">internal nodes</text:span></text:p>
          <text:list>
            <text:list-item>
              <text:p text:style-name="P36"><text:span text:style-name="T50">An </text:span><text:span text:style-name="T56">k</text:span><text:span text:style-name="T50">-ary tree of height 0 contains only the rooted node </text:span><text:span text:style-name="T51">and thus only one internal node </text:span><text:span text:style-name="T52">which agrees with</text:span><text:span text:style-name="T51"><draw:frame draw:style-name="fr1" draw:name="Object8" text:anchor-type="as-char" svg:width="1.1228in" svg:height="0.46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</text:list-item>
            <text:list-item>
              <text:p text:style-name="P37"><text:span text:style-name="T52">Assuming that the above holds good for</text:span><text:span text:style-name="T52"><draw:frame draw:style-name="fr1" draw:name="Object12" text:anchor-type="as-char" svg:width="1.0472in" svg:height="0.1846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52">for some</text:span><text:span text:style-name="T52"><draw:frame draw:style-name="fr1" draw:name="Object11" text:anchor-type="as-char" svg:width="0.3925in" svg:height="0.1846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52">, consider a tree of height </text:span><text:span text:style-name="T56">n</text:span><text:span text:style-name="T52"> + 1. Such a tree consists of </text:span><text:span text:style-name="T56">k</text:span><text:span text:style-name="T52"> trees with</text:span><text:span text:style-name="T52"><draw:frame draw:style-name="fr1" draw:name="Object9" text:anchor-type="as-char" svg:width="0.5898in" svg:height="0.4173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2">and a root node. Thus the number of internal leaves is</text:span><text:span text:style-name="T52"><draw:frame draw:style-name="fr1" draw:name="Object10" text:anchor-type="as-char" svg:width="1.5429in" svg:height="0.417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2"> </text:span><text:span text:style-name="T53">and the above assertion holds for </text:span><text:span text:style-name="T56">n</text:span><text:span text:style-name="T53"> + 1.</text:span></text:p>
            </text:list-item>
          </text:list>
        </text:list-item>
        <text:list-item>
          <text:p text:style-name="P38"><text:span text:style-name="T46">The maximum number of external nodes is thus</text:span><text:span text:style-name="T47"><draw:frame draw:style-name="fr1" draw:name="Object5" text:anchor-type="as-char" svg:width="1.6339in" svg:height="0.417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  <text:list-item>
          <text:p text:style-name="P39"><text:span text:style-name="T48">The maxim</text:span><text:span text:style-name="T49">u</text:span><text:span text:style-name="T48">m number of leaves in an </text:span><text:span text:style-name="T56">k</text:span><text:span text:style-name="T48">-ary tree of height h is</text:span><text:span text:style-name="T48"><draw:frame draw:style-name="fr1" draw:name="Object6" text:anchor-type="as-char" svg:width="0.2193in" svg:height="0.2083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<text:list>
            <text:list-item>
              <text:p text:style-name="P40"><text:span text:style-name="T54">An N-ary tree of height contains only the rooted node and thus only one leaf which agrees with</text:span><text:span text:style-name="T54"><draw:frame draw:style-name="fr1" draw:name="Object13" text:anchor-type="as-char" svg:width="0.7165in" svg:height="0.2382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40"><text:span text:style-name="T52">Assuming that the above holds good for</text:span><text:span text:style-name="T52"><draw:frame draw:style-name="fr1" draw:name="Object14" text:anchor-type="as-char" svg:width="1.0472in" svg:height="0.1846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2">for some</text:span><text:span text:style-name="T52"><draw:frame draw:style-name="fr1" draw:name="Object15" text:anchor-type="as-char" svg:width="0.3925in" svg:height="0.184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2">, consider a tree of height </text:span><text:span text:style-name="T57">n</text:span><text:span text:style-name="T52"> + 1. </text:span><text:span text:style-name="T55">Such a tree has a root and </text:span><text:span text:style-name="T57">k</text:span><text:span text:style-name="T55"> subtrees with a maximum of</text:span><text:span text:style-name="T55"><draw:frame draw:style-name="fr1" draw:name="Object16" text:anchor-type="as-char" svg:width="0.2193in" svg:height="0.2083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55">leaves. Thus this tree contains</text:span><text:span text:style-name="T55"><draw:frame draw:style-name="fr1" draw:name="Object17" text:anchor-type="as-char" svg:width="0.8445in" svg:height="0.2083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55">leaves and this agrees with the above assertion.</text:span></text:p>
            </text:list-item>
          </text:list>
        </text:list-item>
      </text:list>
      <text:p text:style-name="P6"/>
      <text:p text:style-name="P10">Definitions</text:p>
      <text:list xml:id="list492761694296482973" text:style-name="L6">
        <text:list-item>
          <text:p text:style-name="P41"><text:span text:style-name="T1">Distance between two vertic</text:span><text:span text:style-name="T2">es </text:span><text:span text:style-name="T20">- </text:span><text:span text:style-name="T1">The length of the shortest path between them</text:span></text:p>
        </text:list-item>
        <text:list-item>
          <text:p text:style-name="P41"><text:span text:style-name="T3">Eccentricity of a vert</text:span><text:span text:style-name="T21">e</text:span><text:span text:style-name="T3">x </text:span><text:span text:style-name="T20">- </text:span><text:span text:style-name="T3">The length of the path from that vertex, v, to the vertex farthest from v in the graph</text:span></text:p>
        </text:list-item>
        <text:list-item>
          <text:p text:style-name="P41"><text:span text:style-name="T3">Cent</text:span><text:span text:style-name="T20">e</text:span><text:span text:style-name="T3">r of a graph </text:span><text:span text:style-name="T20">- </text:span><text:span text:style-name="T3">Vertex which h</text:span><text:span text:style-name="T27">a</text:span><text:span text:style-name="T3">s the minimum eccentricity</text:span></text:p>
        </text:list-item>
        <text:list-item>
          <text:p text:style-name="P41"><text:span text:style-name="T3">Cent</text:span><text:span text:style-name="T20">e</text:span><text:span text:style-name="T3">r of tree </text:span><text:span text:style-name="T20">- </text:span><text:span text:style-name="T3">one o</text:span><text:span text:style-name="T22">r</text:span><text:span text:style-name="T3"> two</text:span></text:p>
        </text:list-item>
        <text:list-item>
          <text:p text:style-name="P41"><text:span text:style-name="T3">Radius of the tree </text:span><text:span text:style-name="T20">- </text:span><text:span text:style-name="T22">L</text:span><text:span text:style-name="T3">ength of the longest path in a tree</text:span></text:p>
        </text:list-item>
        <text:list-item>
          <text:p text:style-name="P41"><text:span text:style-name="T23">Path length of a tree </text:span><text:span text:style-name="T20">- </text:span><text:span text:style-name="T23">Sum of all path lengths of pendent vertices</text:span></text:p>
        </text:list-item>
      </text:list>
      <text:p text:style-name="P7"/>
      <text:p text:style-name="P11">References</text:p>
      <text:list xml:id="list8786240859377694926" text:style-name="L7">
        <text:list-item>
          <text:p text:style-name="P42"><text:span text:style-name="T31">Sedgewick – 3</text:span><text:span text:style-name="T67">rd</text:span><text:span text:style-name="T31"> Edition</text:span></text:p>
        </text:list-item>
        <text:list-item>
          <text:p text:style-name="P22">Pri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04-28T07:46:04</dc:date>
    <meta:editing-duration>PT18H47M46S</meta:editing-duration>
    <meta:editing-cycles>77</meta:editing-cycles>
    <dc:creator>Kempa </dc:creator>
    <meta:document-statistic meta:table-count="0" meta:image-count="0" meta:object-count="17" meta:page-count="2" meta:paragraph-count="52" meta:word-count="783" meta:character-count="4081" meta:non-whitespace-character-count="3389"/>
  </office:meta>
</office:document-meta>
</file>

<file path=Object 1/content.xml><?xml version="1.0" encoding="utf-8"?>
<math xmlns="http://www.w3.org/1998/Math/MathML">
  <semantics>
    <mrow>
      <mrow>
        <mfenced open="∣" close="∣">
          <mi>E</mi>
        </mfenced>
        <mo stretchy="false">+</mo>
        <mn>1</mn>
      </mrow>
    </mrow>
    <annotation encoding="StarMath 5.0">abs E + 1</annotation>
  </semantics>
</math>
</file>

<file path=Object 10/content.xml><?xml version="1.0" encoding="utf-8"?>
<math xmlns="http://www.w3.org/1998/Math/MathML">
  <semantics>
    <mrow>
      <mi>k</mi>
      <mrow>
        <mrow>
          <mfrac>
            <mrow>
              <msup>
                <mi>k</mi>
                <mrow>
                  <mrow>
                    <mi>n</mi>
                    <mo stretchy="false">+</mo>
                    <mn>1</mn>
                  </mrow>
                </mrow>
              </msup>
              <mi>–</mi>
              <mn>1</mn>
            </mrow>
            <mrow>
              <mi>k</mi>
              <mi>–</mi>
              <mn>1</mn>
            </mrow>
          </mfrac>
          <mo stretchy="false">+</mo>
          <mn>1</mn>
        </mrow>
        <mo stretchy="false">=</mo>
        <mfrac>
          <mrow>
            <msup>
              <mi>k</mi>
              <mrow>
                <mrow>
                  <mi>n</mi>
                  <mo stretchy="false">+</mo>
                  <mn>2</mn>
                </mrow>
              </mrow>
            </msup>
            <mi>–</mi>
            <mn>1</mn>
          </mrow>
          <mrow>
            <mi>k</mi>
            <mi>–</mi>
            <mn>1</mn>
          </mrow>
        </mfrac>
      </mrow>
    </mrow>
    <annotation encoding="StarMath 5.0">k {k^{n+1} – 1} over {k – 1} + 1 = {k^{n+2} – 1} over {k – 1}</annotation>
  </semantics>
</math>
</file>

<file path=Object 11/content.xml><?xml version="1.0" encoding="utf-8"?>
<math xmlns="http://www.w3.org/1998/Math/MathML">
  <semantics>
    <mrow>
      <mrow>
        <mi>n</mi>
        <mo stretchy="false">≥</mo>
        <mn>0</mn>
      </mrow>
    </mrow>
    <annotation encoding="StarMath 5.0"> n ge 0</annotation>
  </semantics>
</math>
</file>

<file path=Object 12/content.xml><?xml version="1.0" encoding="utf-8"?>
<math xmlns="http://www.w3.org/1998/Math/MathML">
  <semantics>
    <mrow>
      <mrow>
        <mi>h</mi>
        <mo stretchy="false">=</mo>
        <mn>1,</mn>
      </mrow>
      <mn>2,</mn>
      <mn>3,</mn>
      <mi>…</mi>
      <mi>,</mi>
      <mi>n</mi>
    </mrow>
    <annotation encoding="StarMath 5.0"> h = 1, 2, 3, …, n</annotation>
  </semantics>
</math>
</file>

<file path=Object 13/content.xml><?xml version="1.0" encoding="utf-8"?>
<math xmlns="http://www.w3.org/1998/Math/MathML">
  <semantics>
    <mrow>
      <mrow>
        <msub>
          <mfenced open="(" close=")">
            <mrow>
              <msup>
                <mi>k</mi>
                <mi>h</mi>
              </msup>
            </mrow>
          </mfenced>
          <mrow>
            <mrow>
              <mi>h</mi>
              <mo stretchy="false">=</mo>
              <mn>0</mn>
            </mrow>
          </mrow>
        </msub>
        <mo stretchy="false">=</mo>
        <mn>1</mn>
      </mrow>
    </mrow>
    <annotation encoding="StarMath 5.0">left ( k^h right )_{h = 0} = 1</annotation>
  </semantics>
</math>
</file>

<file path=Object 14/content.xml><?xml version="1.0" encoding="utf-8"?>
<math xmlns="http://www.w3.org/1998/Math/MathML">
  <semantics>
    <mrow>
      <mrow>
        <mi>h</mi>
        <mo stretchy="false">=</mo>
        <mn>1,</mn>
      </mrow>
      <mn>2,</mn>
      <mn>3,</mn>
      <mi>…</mi>
      <mi>,</mi>
      <mi>n</mi>
    </mrow>
    <annotation encoding="StarMath 5.0"> h = 1, 2, 3, …, n </annotation>
  </semantics>
</math>
</file>

<file path=Object 15/content.xml><?xml version="1.0" encoding="utf-8"?>
<math xmlns="http://www.w3.org/1998/Math/MathML">
  <semantics>
    <mrow>
      <mrow>
        <mi>n</mi>
        <mo stretchy="false">≥</mo>
        <mn>0</mn>
      </mrow>
    </mrow>
    <annotation encoding="StarMath 5.0"> n ge 0</annotation>
  </semantics>
</math>
</file>

<file path=Object 16/content.xml><?xml version="1.0" encoding="utf-8"?>
<math xmlns="http://www.w3.org/1998/Math/MathML">
  <semantics>
    <mrow>
      <msup>
        <mi>k</mi>
        <mi>n</mi>
      </msup>
    </mrow>
    <annotation encoding="StarMath 5.0"> k^n </annotation>
  </semantics>
</math>
</file>

<file path=Object 17/content.xml><?xml version="1.0" encoding="utf-8"?>
<math xmlns="http://www.w3.org/1998/Math/MathML">
  <semantics>
    <mrow>
      <mrow>
        <mrow>
          <mi>k</mi>
          <mo stretchy="false">×</mo>
          <msup>
            <mi>k</mi>
            <mi>n</mi>
          </msup>
        </mrow>
        <mo stretchy="false">=</mo>
        <msup>
          <mi>k</mi>
          <mrow>
            <mrow>
              <mi>n</mi>
              <mo stretchy="false">+</mo>
              <mn>1</mn>
            </mrow>
          </mrow>
        </msup>
      </mrow>
    </mrow>
    <annotation encoding="StarMath 5.0"> k times k^n = k^{n+1} </annotation>
  </semantics>
</math>
</file>

<file path=Object 2/content.xml><?xml version="1.0" encoding="utf-8"?>
<math xmlns="http://www.w3.org/1998/Math/MathML">
  <semantics>
    <mrow>
      <mfenced open="∣" close="∣">
        <mi>V</mi>
      </mfenced>
      <mi>–</mi>
      <mn>1</mn>
    </mrow>
    <annotation encoding="StarMath 5.0"> abs V – 1 </annotation>
  </semantics>
</math>
</file>

<file path=Object 3/content.xml><?xml version="1.0" encoding="utf-8"?>
<math xmlns="http://www.w3.org/1998/Math/MathML">
  <semantics>
    <mtable>
      <mtr>
        <mtd>
          <mrow>
            <mrow>
              <mi>N</mi>
              <mo stretchy="false">=</mo>
              <mfrac>
                <mrow>
                  <mrow>
                    <mi>x</mi>
                    <mo stretchy="false">+</mo>
                    <mi>N</mi>
                  </mrow>
                  <mi>–</mi>
                  <mn>1</mn>
                </mrow>
                <mi>k</mi>
              </mfrac>
            </mrow>
          </mrow>
        </mtd>
      </mtr>
      <mtr>
        <mtd>
          <mrow>
            <mo stretchy="false">⇒</mo>
            <mrow>
              <mi>x</mi>
              <mo stretchy="false">=</mo>
              <mi>N</mi>
            </mrow>
            <mrow>
              <mrow>
                <mo stretchy="false">(</mo>
                <mrow>
                  <mi>k</mi>
                  <mi>–</mi>
                  <mn>1</mn>
                </mrow>
                <mo stretchy="false">)</mo>
              </mrow>
              <mo stretchy="false">+</mo>
              <mn>1</mn>
            </mrow>
          </mrow>
        </mtd>
      </mtr>
    </mtable>
    <annotation encoding="StarMath 5.0"> N = { x + N – 1 } over k newline drarrow x = N(k – 1) + 1</annotation>
  </semantics>
</math>
</file>

<file path=Object 4/content.xml><?xml version="1.0" encoding="utf-8"?>
<math xmlns="http://www.w3.org/1998/Math/MathML">
  <semantics>
    <mrow>
      <mfrac>
        <mrow>
          <msup>
            <mi>k</mi>
            <mrow>
              <mrow>
                <mi>h</mi>
                <mo stretchy="false">+</mo>
                <mn>1</mn>
              </mrow>
            </mrow>
          </msup>
          <mi>–</mi>
          <mn>1</mn>
        </mrow>
        <mrow>
          <mi>k</mi>
          <mi>–</mi>
          <mn>1</mn>
        </mrow>
      </mfrac>
    </mrow>
    <annotation encoding="StarMath 5.0"> {k^{h+1} – 1} over {k – 1} 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>k</mi>
            <mo stretchy="false">−</mo>
            <mn>1</mn>
          </mrow>
        </mrow>
        <mo stretchy="false">)</mo>
      </mrow>
      <mrow>
        <mrow>
          <mfrac>
            <mrow>
              <msup>
                <mi>k</mi>
                <mrow>
                  <mrow>
                    <mi>h</mi>
                    <mo stretchy="false">+</mo>
                    <mn>1</mn>
                  </mrow>
                </mrow>
              </msup>
              <mi>–</mi>
              <mn>1</mn>
            </mrow>
            <mrow>
              <mi>k</mi>
              <mi>–</mi>
              <mn>1</mn>
            </mrow>
          </mfrac>
          <mo stretchy="false">+</mo>
          <mn>1</mn>
        </mrow>
        <mo stretchy="false">=</mo>
        <msup>
          <mi>k</mi>
          <mrow>
            <mrow>
              <mi>h</mi>
              <mo stretchy="false">+</mo>
              <mn>1</mn>
            </mrow>
          </mrow>
        </msup>
      </mrow>
    </mrow>
    <annotation encoding="StarMath 5.0">(k-1) {k^{h+1} – 1} over {k – 1} + 1 = k^{h + 1}</annotation>
  </semantics>
</math>
</file>

<file path=Object 6/content.xml><?xml version="1.0" encoding="utf-8"?>
<math xmlns="http://www.w3.org/1998/Math/MathML">
  <semantics>
    <mrow>
      <msup>
        <mi>k</mi>
        <mi>h</mi>
      </msup>
    </mrow>
    <annotation encoding="StarMath 5.0"> k^h</annotation>
  </semantics>
</math>
</file>

<file path=Object 7/content.xml><?xml version="1.0" encoding="utf-8"?>
<math xmlns="http://www.w3.org/1998/Math/MathML">
  <semantics>
    <mrow>
      <mfrac>
        <mrow>
          <mrow>
            <mrow>
              <mi>x</mi>
              <mo stretchy="false">+</mo>
              <mi>N</mi>
            </mrow>
            <mo stretchy="false">−</mo>
            <mn>1</mn>
          </mrow>
        </mrow>
        <mi>k</mi>
      </mfrac>
    </mrow>
    <annotation encoding="StarMath 5.0"> {x + N - 1} over k</annotation>
  </semantics>
</math>
</file>

<file path=Object 8/content.xml><?xml version="1.0" encoding="utf-8"?>
<math xmlns="http://www.w3.org/1998/Math/MathML">
  <semantics>
    <mrow>
      <mrow>
        <msub>
          <mfenced open="(" close=")">
            <mrow>
              <mfrac>
                <mrow>
                  <msup>
                    <mi>k</mi>
                    <mrow>
                      <mrow>
                        <mi>h</mi>
                        <mo stretchy="false">+</mo>
                        <mn>1</mn>
                      </mrow>
                    </mrow>
                  </msup>
                  <mi>–</mi>
                  <mn>1</mn>
                </mrow>
                <mrow>
                  <mi>k</mi>
                  <mi>–</mi>
                  <mn>1</mn>
                </mrow>
              </mfrac>
            </mrow>
          </mfenced>
          <mrow>
            <mrow>
              <mi>h</mi>
              <mo stretchy="false">=</mo>
              <mn>0</mn>
            </mrow>
          </mrow>
        </msub>
        <mo stretchy="false">=</mo>
        <mn>1</mn>
      </mrow>
    </mrow>
    <annotation encoding="StarMath 5.0">left ( {k^{h+1} – 1} over {k – 1} right )_{h=0} = 1</annotation>
  </semantics>
</math>
</file>

<file path=Object 9/content.xml><?xml version="1.0" encoding="utf-8"?>
<math xmlns="http://www.w3.org/1998/Math/MathML">
  <semantics>
    <mrow>
      <mfrac>
        <mrow>
          <msup>
            <mi>k</mi>
            <mrow>
              <mrow>
                <mi>h</mi>
                <mo stretchy="false">+</mo>
                <mn>1</mn>
              </mrow>
            </mrow>
          </msup>
          <mi>–</mi>
          <mn>1</mn>
        </mrow>
        <mrow>
          <mi>k</mi>
          <mi>–</mi>
          <mn>1</mn>
        </mrow>
      </mfrac>
    </mrow>
    <annotation encoding="StarMath 5.0"> {k^{h+1} – 1} over {k – 1} </annotation>
  </semantics>
</math>
</file>